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x_en_note" table:style-name="ta1" table:print="false"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Note</text:p>
          </table:table-cell>
          <table:table-cell table:style-name="ce1" office:value-type="string">
            <text:p>Matière</text:p>
          </table:table-cell>
          <table:table-cell table:style-name="ce4" table:number-columns-repeated="2"/>
          <table:table-cell table:style-name="ce1" office:value-type="string">
            <text:p>Matière</text:p>
          </table:table-cell>
          <table:table-cell table:style-name="ce1" office:value-type="string">
            <text:p>coef</text:p>
          </table:table-cell>
          <table:table-cell table:style-name="ce1" office:value-type="string">
            <text:p>ue</text:p>
          </table:table-cell>
          <table:table-cell table:style-name="ce1" office:value-type="string">
            <text:p>Nb de notes</text:p>
          </table:table-cell>
          <table:table-cell table:style-name="ce1" office:value-type="string">
            <text:p>Somme des notes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prod_moy_coef</text:p>
          </table:table-cell>
          <table:table-cell table:style-name="ce4" table:number-columns-repeated="1013"/>
        </table:table-row>
        <table:table-row table:style-name="ro3">
          <table:table-cell table:style-name="ce2" office:value-type="string">
            <text:p>Note</text:p>
          </table:table-cell>
          <table:table-cell table:style-name="ce2" office:value-type="string">
            <text:p>mat</text:p>
          </table:table-cell>
          <table:table-cell table:number-columns-repeated="2"/>
          <table:table-cell table:style-name="ce2" office:value-type="string">
            <text:p>lst_mat</text:p>
          </table:table-cell>
          <table:table-cell table:style-name="ce2" office:value-type="string">
            <text:p>c_mat</text:p>
          </table:table-cell>
          <table:table-cell table:style-name="ce2" office:value-type="string">
            <text:p>ue</text:p>
          </table:table-cell>
          <table:table-cell table:style-name="ce2" office:value-type="string">
            <text:p>nb_note_mat</text:p>
          </table:table-cell>
          <table:table-cell table:style-name="ce2" office:value-type="string">
            <text:p>s_note_mat</text:p>
          </table:table-cell>
          <table:table-cell table:style-name="ce2" office:value-type="string">
            <text:p>moy_mat</text:p>
          </table:table-cell>
          <table:table-cell table:style-name="ce2" office:value-type="string">
            <text:p>prod_moy_coeff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th</text:p>
          </table:table-cell>
          <table:table-cell table:number-columns-repeated="2"/>
          <table:table-cell table:style-name="ce3" office:value-type="string">
            <text:p>math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ath</text:p>
          </table:table-cell>
          <table:table-cell table:number-columns-repeated="2"/>
          <table:table-cell table:style-name="ce3" office:value-type="string">
            <text:p>sta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stat</text:p>
          </table:table-cell>
          <table:table-cell table:number-columns-repeated="2"/>
          <table:table-cell table:style-name="ce3" office:value-type="string">
            <text:p>info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tat</text:p>
          </table:table-cell>
          <table:table-cell table:number-columns-repeated="2"/>
          <table:table-cell table:style-name="ce3" office:value-type="string">
            <text:p>mec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string">
            <text:p>elec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string">
            <text:p>trh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eca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lec</text:p>
          </table:table-cell>
          <table:table-cell table:number-columns-repeated="1022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elec</text:p>
          </table:table-cell>
          <table:table-cell table:number-columns-repeated="2"/>
          <table:table-cell table:style-name="ce1" office:value-type="string">
            <text:p>UE </text:p>
          </table:table-cell>
          <table:table-cell table:style-name="ce1" office:value-type="string">
            <text:p>Nb de notes</text:p>
          </table:table-cell>
          <table:table-cell table:style-name="ce1" office:value-type="string">
            <text:p>somme des notes</text:p>
          </table:table-cell>
          <table:table-cell table:style-name="ce1" office:value-type="string">
            <text:p>moyenne sans coef mat</text:p>
          </table:table-cell>
          <table:table-cell table:style-name="ce1" office:value-type="string">
            <text:p>Somme coef/ue</text:p>
          </table:table-cell>
          <table:table-cell table:style-name="ce1" office:value-type="string">
            <text:p>Somme des prod moy*coef</text:p>
          </table:table-cell>
          <table:table-cell table:style-name="ce1" office:value-type="string">
            <text:p>Moyenne UE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trh</text:p>
          </table:table-cell>
          <table:table-cell table:number-columns-repeated="2"/>
          <table:table-cell table:style-name="ce2" office:value-type="string">
            <text:p>lst_ue</text:p>
          </table:table-cell>
          <table:table-cell table:style-name="ce2" office:value-type="string">
            <text:p>nb_note_ue</text:p>
          </table:table-cell>
          <table:table-cell table:style-name="ce2" office:value-type="string">
            <text:p>s_note_ue</text:p>
          </table:table-cell>
          <table:table-cell table:style-name="ce2"/>
          <table:table-cell table:style-name="ce2" office:value-type="string">
            <text:p>s_coeff</text:p>
          </table:table-cell>
          <table:table-cell table:style-name="ce2" office:value-type="string">
            <text:p>s_moy_coeff</text:p>
          </table:table-cell>
          <table:table-cell table:style-name="ce3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3" table:number-columns-repeated="6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trh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table:number-columns-repeated="6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rh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ath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math</text:p>
          </table:table-cell>
          <table:table-cell table:number-columns-repeated="2"/>
          <table:table-cell table:style-name="ce1" office:value-type="string">
            <text:p>Début</text:p>
          </table:table-cell>
          <table:table-cell table:style-name="ce1" office:value-type="string">
            <text:p>Fin</text:p>
          </table:table-cell>
          <table:table-cell table:style-name="ce1" office:value-type="string">
            <text:p>nb de notes &lt;n_deb</text:p>
          </table:table-cell>
          <table:table-cell table:style-name="ce1" office:value-type="string">
            <text:p>nb de notes &lt;n_fin</text:p>
          </table:table-cell>
          <table:table-cell table:style-name="ce1" office:value-type="string">
            <text:p>nb de notes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nfo</text:p>
          </table:table-cell>
          <table:table-cell table:number-columns-repeated="2"/>
          <table:table-cell table:style-name="ce2" office:value-type="string">
            <text:p>n_deb</text:p>
          </table:table-cell>
          <table:table-cell table:style-name="ce2" office:value-type="string">
            <text:p>n_fin</text:p>
          </table:table-cell>
          <table:table-cell table:style-name="ce2" table:number-columns-repeated="3"/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fo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ca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ath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math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eca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meca</text:p>
          </table:table-cell>
          <table:table-cell table:number-columns-repeated="2"/>
          <table:table-cell table:style-name="ce1" office:value-type="string" table:number-columns-spanned="2" table:number-rows-spanned="1">
            <text:p>Moyenne générale</text:p>
          </table:table-cell>
          <table:covered-table-cell table:style-name="ce5"/>
          <table:table-cell table:style-name="ce3"/>
          <table:table-cell table:number-columns-repeated="1017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math</text:p>
          </table:table-cell>
          <table:table-cell table:number-columns-repeated="2"/>
          <table:table-cell table:style-name="ce1" office:value-type="string" table:number-columns-spanned="2" table:number-rows-spanned="1">
            <text:p>Moy Sup à 10</text:p>
          </table:table-cell>
          <table:covered-table-cell table:style-name="ce5"/>
          <table:table-cell table:style-name="ce3"/>
          <table:table-cell table:number-columns-repeated="1017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math</text:p>
          </table:table-cell>
          <table:table-cell table:number-columns-repeated="2"/>
          <table:table-cell table:style-name="ce1" office:value-type="string" table:number-columns-spanned="2" table:number-rows-spanned="1">
            <text:p>Moyenne UE &gt; 8</text:p>
          </table:table-cell>
          <table:covered-table-cell table:style-name="ce5"/>
          <table:table-cell table:style-name="ce3"/>
          <table:table-cell table:number-columns-repeated="1017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trh</text:p>
          </table:table-cell>
          <table:table-cell table:number-columns-repeated="2"/>
          <table:table-cell table:style-name="ce1" office:value-type="string" table:number-columns-spanned="2" table:number-rows-spanned="1">
            <text:p>Passage</text:p>
          </table:table-cell>
          <table:covered-table-cell table:style-name="ce5"/>
          <table:table-cell table:style-name="ce3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trh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fo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lec</text:p>
          </table:table-cell>
          <table:table-cell table:number-columns-repeated="102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1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>
        <table:named-range table:name="note" table:base-cell-address="$ex_en_note.$H$8" table:cell-range-address="$ex_en_note.$A$3:.$A$42"/>
        <table:named-range table:name="mat" table:base-cell-address="$ex_en_note.$H$8" table:cell-range-address="$ex_en_note.$B$3:.$B$42"/>
        <table:named-range table:name="ue" table:base-cell-address="$ex_en_note.$H$8" table:cell-range-address="$ex_en_note.$G$3:.$G$8"/>
        <table:named-range table:name="n_deb" table:base-cell-address="$ex_en_note.$H$8" table:cell-range-address="$ex_en_note.$E$20:.$E$23"/>
        <table:named-range table:name="n_fin" table:base-cell-address="$ex_en_note.$H$8" table:cell-range-address="$ex_en_note.$F$20:.$F$23"/>
        <table:named-range table:name="lst_mat" table:base-cell-address="$ex_en_note.$H$8" table:cell-range-address="$ex_en_note.$E$3:.$E$8"/>
        <table:named-range table:name="lst_ue" table:base-cell-address="$ex_en_note.$H$8" table:cell-range-address="$ex_en_note.$E$13:.$E$15"/>
        <table:named-range table:name="s_note_mat" table:base-cell-address="$ex_en_note.$H$8" table:cell-range-address="$ex_en_note.$I$3:.$I$8"/>
        <table:named-range table:name="nb_note_mat" table:base-cell-address="$ex_en_note.$H$8" table:cell-range-address="$ex_en_note.$H$3:.$H$8"/>
        <table:named-range table:name="c_mat" table:base-cell-address="$ex_en_note.$F$8" table:cell-range-address="$ex_en_note.$F$3:.$F$8"/>
        <table:named-range table:name="moy_mat" table:base-cell-address="$ex_en_note.$J$8" table:cell-range-address="$ex_en_note.$J$3:.$J$8"/>
        <table:named-range table:name="prod_moy_coeff" table:base-cell-address="$ex_en_note.$K$8" table:cell-range-address="$ex_en_note.$K$3:.$K$8"/>
        <table:named-range table:name="s_coeff" table:base-cell-address="$ex_en_note.$I$15" table:cell-range-address="$ex_en_note.$I$13:.$I$15"/>
        <table:named-range table:name="s_moy_coeff" table:base-cell-address="$ex_en_note.$J$15" table:cell-range-address="$ex_en_note.$J$13:.$J$15"/>
        <table:named-range table:name="nb_note_ue" table:base-cell-address="$ex_en_note.$F$15" table:cell-range-address="$ex_en_note.$F$13:.$F$15"/>
        <table:named-range table:name="s_note_ue" table:base-cell-address="$ex_en_note.$G$15" table:cell-range-address="$ex_en_note.$G$13:.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6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3T16:46:38.29</dc:date>
    <meta:editing-duration>PT01H51M07S</meta:editing-duration>
    <meta:editing-cycles>6</meta:editing-cycles>
    <meta:generator>OpenOffice.org/3.2$Win32 OpenOffice.org_project/320m18$Build-9502</meta:generator>
    <meta:document-statistic meta:table-count="2" meta:cell-count="132" meta:object-count="0"/>
  </office:meta>
</office:document-meta>
</file>